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5ba" officeooo:paragraph-rsid="000eb64f"/>
    </style:style>
    <style:style style:name="P2" style:family="paragraph" style:parent-style-name="Standard">
      <style:text-properties officeooo:rsid="001135ba" officeooo:paragraph-rsid="000fe7d4"/>
    </style:style>
    <style:style style:name="T1" style:family="text">
      <style:text-properties officeooo:rsid="001df194"/>
    </style:style>
    <style:style style:name="T2" style:family="text">
      <style:text-properties officeooo:rsid="001f8488"/>
    </style:style>
    <style:style style:name="T3" style:family="text">
      <style:text-properties officeooo:rsid="000cb1ac"/>
    </style:style>
    <style:style style:name="T4" style:family="text">
      <style:text-properties officeooo:rsid="0021edfc"/>
    </style:style>
    <style:style style:name="T5" style:family="text">
      <style:text-properties officeooo:rsid="000fe7d4"/>
    </style:style>
    <style:style style:name="T6" style:family="text">
      <style:text-properties fo:font-style="italic" officeooo:rsid="000fe7d4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fe7d4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x2: (Ligado no switch na porta 7)</text:p>
      <text:p text:style-name="P1">Tux3: (Ligado no switch na porta 14)</text:p>
      <text:p text:style-name="P1"/>
      <text:p text:style-name="P1">Tux4: (Ligado ao switch/router)<text:span text:style-name="T1">(Ligado nas portas 21 </text:span><text:span text:style-name="T2">22</text:span><text:span text:style-name="T1">)</text:span></text:p>
      <text:p text:style-name="P2"><text:tab/><text:span text:style-name="T3">/interface bridge port remove [find interface =ether2</text:span><text:span text:style-name="T4">4</text:span><text:span text:style-name="T3">]</text:span></text:p>
      <text:p text:style-name="P2"><text:tab/>/<text:span text:style-name="T3">interface bridge port add bridge=bridge</text:span><text:span text:style-name="T2">11</text:span><text:span text:style-name="T3">1 interface=ether2</text:span><text:span text:style-name="T4">4</text:span></text:p>
      <text:p text:style-name="P2"><text:tab/><text:span text:style-name="T5">(trocar consola de switch para RC na porta 24)</text:span></text:p>
      <text:p text:style-name="P2"><text:tab/><text:span text:style-name="T1">/system reset-configuration</text:span></text:p>
      <text:p text:style-name="P2"><text:tab/>/<text:span text:style-name="T6">ip address add address=172.16.1.111</text:span><text:span text:style-name="T8">/24 interface=ether1</text:span></text:p>
      <text:p text:style-name="P2"><text:span text:style-name="T8"><text:tab/></text:span><text:span text:style-name="T7">/</text:span><text:span text:style-name="T6">ip address add address=172.16.111.254</text:span><text:span text:style-name="T8">/24 interface=ether2</text:span></text:p>
      <text:p text:style-name="P2"><text:span text:style-name="T8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6T11:39:17.777193668</meta:creation-date>
    <dc:date>2024-12-06T12:33:10.651046636</dc:date>
    <meta:editing-duration>PT10M18S</meta:editing-duration>
    <meta:editing-cycles>1</meta:editing-cycles>
    <meta:document-statistic meta:table-count="0" meta:image-count="0" meta:object-count="0" meta:page-count="1" meta:paragraph-count="10" meta:word-count="56" meta:character-count="437" meta:non-whitespace-character-count="383"/>
    <meta:generator>LibreOffice/6.4.7.2$Linux_X86_64 LibreOffice_project/40$Build-2</meta:generator>
  </office:meta>
</office:document-meta>
</file>